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899b2" officeooo:paragraph-rsid="001899b2"/>
    </style:style>
    <style:style style:name="P3" style:family="paragraph" style:parent-style-name="Table_20_Contents">
      <style:text-properties officeooo:rsid="00191fbc" officeooo:paragraph-rsid="00191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3">User’s Manu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2-07T01:53:03.450000310</dc:date>
    <meta:editing-duration>PT44M1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9" meta:word-count="22" meta:character-count="172" meta:non-whitespace-character-count="169"/>
  </office:meta>
</office:document-meta>
</file>